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7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63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239cm" fo:min-width="1.776cm" draw:shadow="hidden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1cm" draw:fill="none"/>
    </style:style>
    <style:style style:name="gr6" style:family="graphic" style:parent-style-name="objectwithoutfill">
      <style:graphic-properties draw:stroke="dash" draw:stroke-dash="Dot" draw:marker-end="Puntas_20_de_20_flecha_20_4" draw:marker-end-width="0.1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239cm" fo:min-width="2.131cm" draw:shadow="hidden"/>
      <style:paragraph-properties style:writing-mode="lr-tb"/>
    </style:style>
    <style:style style:name="gr8" style:family="graphic" style:parent-style-name="standard">
      <style:graphic-properties draw:stroke="none" draw:fill="solid" draw:fill-color="#e8f2a1" draw:auto-grow-width="true" fo:min-height="0.25cm" fo:min-width="1.118cm" fo:padding-left="0cm"/>
      <style:paragraph-properties style:writing-mode="lr-tb"/>
    </style:style>
    <style:style style:name="gr9" style:family="graphic" style:parent-style-name="standard">
      <style:graphic-properties draw:stroke="none" draw:fill="solid" draw:fill-color="#e8f2a1" draw:auto-grow-width="true" fo:min-height="0.25cm" fo:min-width="1.733cm" fo:padding-left="0cm"/>
      <style:paragraph-properties style:writing-mode="lr-tb"/>
    </style:style>
    <style:style style:name="gr10" style:family="graphic" style:parent-style-name="standard">
      <style:graphic-properties draw:stroke="none" draw:fill="solid" draw:fill-color="#e8f2a1" draw:auto-grow-width="true" fo:min-height="0.25cm" fo:min-width="1.674cm" fo:padding-lef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239cm" fo:min-width="2.059cm" draw:shadow="hidden"/>
      <style:paragraph-properties style:writing-mode="lr-tb"/>
    </style:style>
    <style:style style:name="gr12" style:family="graphic" style:parent-style-name="objectwithoutfill">
      <style:graphic-properties draw:stroke="dash" draw:stroke-dash="Dot" svg:stroke-color="#ff0000" draw:marker-start="Circle" draw:marker-start-width="0.1cm" draw:marker-end="Puntas_20_de_20_flecha_20_5" draw:marker-end-width="0.1cm" draw:fill="none"/>
    </style:style>
    <style:style style:name="gr13" style:family="graphic" style:parent-style-name="standard">
      <style:graphic-properties draw:stroke="none" draw:fill="solid" draw:fill-color="#e8f2a1" draw:auto-grow-width="true" fo:min-height="0.25cm" fo:min-width="1.433cm" fo:padding-lef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5cm" draw:shadow="hidden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0.712cm" fo:min-width="0.091cm"/>
    </style:style>
    <style:style style:name="gr16" style:family="graphic" style:parent-style-name="standard">
      <style:graphic-properties draw:stroke="none" draw:fill="solid" draw:fill-color="#e8f2a1" draw:auto-grow-width="true" fo:min-height="0.781cm" fo:min-width="1.522cm" fo:padding-lef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6pt" fo:text-shadow="1pt 1pt" fo:font-weight="bold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8f2a1"/>
      <style:paragraph-properties style:writing-mode="lr-tb"/>
      <style:text-properties fo:color="#808080" loext:opacity="100%" fo:font-size="4.90000009536743pt" style:font-size-asian="15pt" style:font-size-complex="15pt"/>
    </style:style>
    <style:style style:name="P6" style:family="paragraph">
      <loext:graphic-properties draw:fill="solid" draw:fill-color="#e8f2a1"/>
      <style:paragraph-properties style:writing-mode="lr-tb"/>
      <style:text-properties fo:color="#ff0000" loext:opacity="100%" fo:font-size="4.90000009536743pt" style:font-size-asian="15pt" style:font-size-complex="15pt"/>
    </style:style>
    <style:style style:name="P7" style:family="paragraph">
      <loext:graphic-properties draw:fill="solid" draw:fill-color="#e8f2a1"/>
      <style:paragraph-properties style:writing-mode="lr-tb"/>
      <style:text-properties fo:color="#069a2e" loext:opacity="100%" fo:font-size="4.90000009536743pt" style:font-size-asian="15pt" style:font-size-complex="15pt"/>
    </style:style>
    <style:style style:name="P8" style:family="paragraph">
      <loext:graphic-properties draw:fill="solid" draw:fill-color="#e8f2a1"/>
      <style:paragraph-properties style:writing-mode="lr-tb"/>
      <style:text-properties fo:color="#2a6099" loext:opacity="100%" fo:font-size="4.90000009536743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8f2a1"/>
      <style:paragraph-properties style:writing-mode="lr-tb"/>
      <style:text-properties fo:color="#808080" loext:opacity="100%" fo:font-size="4.90000009536743pt" fo:font-style="italic" style:font-size-asian="15pt" style:font-style-asian="italic" style:font-size-complex="15pt" style:font-style-complex="italic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fo:font-weight="bold" style:font-size-asian="18pt" style:font-size-complex="18pt"/>
    </style:style>
    <style:style style:name="T3" style:family="text">
      <style:text-properties fo:font-size="6pt" fo:text-shadow="1pt 1pt" style:font-size-asian="18pt" style:font-size-complex="18pt"/>
    </style:style>
    <style:style style:name="T4" style:family="text">
      <style:text-properties fo:color="#808080" loext:opacity="100%" fo:font-size="4.90000009536743pt" style:font-size-asian="15pt" style:font-size-complex="15pt"/>
    </style:style>
    <style:style style:name="T5" style:family="text">
      <style:text-properties fo:color="#ff0000" loext:opacity="100%" fo:font-size="4.90000009536743pt" style:font-size-asian="15pt" style:font-size-complex="15pt"/>
    </style:style>
    <style:style style:name="T6" style:family="text">
      <style:text-properties fo:color="#069a2e" loext:opacity="100%" fo:font-size="4.90000009536743pt" style:font-size-asian="15pt" style:font-size-complex="15pt"/>
    </style:style>
    <style:style style:name="T7" style:family="text">
      <style:text-properties fo:color="#2a6099" loext:opacity="100%" fo:font-size="4.90000009536743pt" style:font-size-asian="15pt" style:font-size-complex="15pt"/>
    </style:style>
    <style:style style:name="T8" style:family="text">
      <style:text-properties fo:color="#808080" loext:opacity="100%" fo:font-size="4.90000009536743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337cm" svg:height="0.712cm" svg:x="9.168cm" svg:y="1.625cm">
          <draw:text-box>
            <text:p><text:span text:style-name="T1">LED1</text:span></text:p>
          </draw:text-box>
        </draw:frame>
        <draw:frame draw:style-name="gr2" draw:text-style-name="P2" xml:id="id1" draw:id="id1" draw:layer="layout" svg:width="0.675cm" svg:height="0.239cm" svg:x="3cm" svg:y="3.875cm">
          <draw:text-box>
            <text:p><text:span text:style-name="T2">main.c</text:span></text:p>
          </draw:text-box>
        </draw:frame>
        <draw:frame draw:style-name="gr3" draw:text-style-name="P3" xml:id="id2" draw:id="id2" draw:layer="layout" svg:width="0.463cm" svg:height="0.239cm" svg:x="3.629cm" svg:y="4.25cm">
          <draw:text-box>
            <text:p><text:span text:style-name="T3">main</text:span></text:p>
          </draw:text-box>
        </draw:frame>
        <draw:frame draw:style-name="gr4" draw:text-style-name="P3" xml:id="id3" draw:id="id3" draw:layer="layout" svg:width="1.776cm" svg:height="0.239cm" svg:x="4.162cm" svg:y="4.75cm">
          <draw:text-box>
            <text:p><text:span text:style-name="T3">sln2663_main_init </text:span></text:p>
          </draw:text-box>
        </draw:frame>
        <draw:connector draw:style-name="gr5" draw:text-style-name="P4" draw:layer="layout" svg:x1="3.337cm" svg:y1="4.114cm" svg:x2="3.629cm" svg:y2="4.369cm" draw:start-shape="id1" draw:start-glue-point="2" draw:end-shape="id2" draw:end-glue-point="3" svg:d="M3337 4114v255h292" svg:viewBox="0 0 293 256">
          <text:p/>
        </draw:connector>
        <draw:connector draw:style-name="gr6" draw:text-style-name="P4" draw:layer="layout" svg:x1="3.86cm" svg:y1="4.489cm" svg:x2="4.162cm" svg:y2="4.869cm" draw:start-shape="id2" draw:start-glue-point="2" draw:end-shape="id3" draw:end-glue-point="3" svg:d="M3860 4489v380h302" svg:viewBox="0 0 303 381">
          <text:p/>
        </draw:connector>
        <draw:frame draw:style-name="gr7" draw:text-style-name="P3" xml:id="id4" draw:id="id4" draw:layer="layout" svg:width="2.131cm" svg:height="0.239cm" svg:x="5.379cm" svg:y="5.25cm">
          <draw:text-box>
            <text:p><text:span text:style-name="T3">sln2663_led_1615_init</text:span></text:p>
          </draw:text-box>
        </draw:frame>
        <draw:connector draw:style-name="gr6" draw:text-style-name="P4" draw:layer="layout" svg:x1="5.05cm" svg:y1="4.989cm" svg:x2="5.379cm" svg:y2="5.369cm" draw:start-shape="id3" draw:start-glue-point="2" draw:end-shape="id4" draw:end-glue-point="3" svg:d="M5050 4989v380h329" svg:viewBox="0 0 330 381">
          <text:p/>
        </draw:connector>
        <draw:frame draw:style-name="gr8" draw:text-style-name="P5" draw:layer="layout" svg:width="1.118cm" svg:height="0.25cm" svg:x="5.879cm" svg:y="4.75cm">
          <draw:text-box>
            <text:p><text:span text:style-name="T4">sln2663_ptr</text:span></text:p>
          </draw:text-box>
        </draw:frame>
        <draw:frame draw:style-name="gr9" draw:text-style-name="P5" xml:id="id9" draw:id="id9" draw:layer="layout" svg:width="1.733cm" svg:height="0.25cm" svg:x="7.629cm" svg:y="5.25cm">
          <draw:text-box>
            <text:p><text:span text:style-name="T4">sln2663_led_1615_ptr</text:span></text:p>
          </draw:text-box>
        </draw:frame>
        <draw:frame draw:style-name="gr10" draw:text-style-name="P6" draw:layer="layout" svg:width="1.674cm" svg:height="0.25cm" svg:x="9.408cm" svg:y="5.25cm">
          <draw:text-box>
            <text:p><text:span text:style-name="T5">sln2663_gpio_led_ptr</text:span></text:p>
          </draw:text-box>
        </draw:frame>
        <draw:frame draw:style-name="gr10" draw:text-style-name="P7" draw:layer="layout" svg:width="1.674cm" svg:height="0.25cm" svg:x="11.205cm" svg:y="5.25cm">
          <draw:text-box>
            <text:p><text:span text:style-name="T6">sln2663_gpio_led_ptr</text:span></text:p>
          </draw:text-box>
        </draw:frame>
        <draw:frame draw:style-name="gr10" draw:text-style-name="P8" draw:layer="layout" svg:width="1.674cm" svg:height="0.25cm" svg:x="12.955cm" svg:y="5.25cm">
          <draw:text-box>
            <text:p><text:span text:style-name="T7">sln2663_gpio_led_ptr</text:span></text:p>
          </draw:text-box>
        </draw:frame>
        <draw:frame draw:style-name="gr7" draw:text-style-name="P3" xml:id="id5" draw:id="id5" draw:layer="layout" svg:width="2.131cm" svg:height="0.239cm" svg:x="6.879cm" svg:y="5.761cm">
          <draw:text-box>
            <text:p><text:span text:style-name="T3">led_1615_values_init</text:span></text:p>
          </draw:text-box>
        </draw:frame>
        <draw:connector draw:style-name="gr6" draw:text-style-name="P4" draw:layer="layout" svg:x1="6.444cm" svg:y1="5.489cm" svg:x2="6.879cm" svg:y2="5.88cm" draw:start-shape="id4" draw:start-glue-point="2" draw:end-shape="id5" draw:end-glue-point="3" svg:d="M6444 5489v391h435" svg:viewBox="0 0 436 392">
          <text:p/>
        </draw:connector>
        <draw:frame draw:style-name="gr11" draw:text-style-name="P3" xml:id="id6" draw:id="id6" draw:layer="layout" svg:width="2.059cm" svg:height="0.239cm" svg:x="6.879cm" svg:y="6.25cm">
          <draw:text-box>
            <text:p><text:span text:style-name="T3">sln2663_gpio_led_init</text:span></text:p>
          </draw:text-box>
        </draw:frame>
        <draw:frame draw:style-name="gr11" draw:text-style-name="P3" xml:id="id7" draw:id="id7" draw:layer="layout" svg:width="2.059cm" svg:height="0.239cm" svg:x="6.879cm" svg:y="6.761cm">
          <draw:text-box>
            <text:p><text:span text:style-name="T3">sln2663_gpio_led_init</text:span></text:p>
          </draw:text-box>
        </draw:frame>
        <draw:frame draw:style-name="gr11" draw:text-style-name="P3" xml:id="id8" draw:id="id8" draw:layer="layout" svg:width="2.059cm" svg:height="0.239cm" svg:x="6.879cm" svg:y="7.261cm">
          <draw:text-box>
            <text:p><text:span text:style-name="T3">sln2663_gpio_led_init</text:span></text:p>
          </draw:text-box>
        </draw:frame>
        <draw:connector draw:style-name="gr6" draw:text-style-name="P4" draw:layer="layout" draw:type="lines" svg:x1="6.444cm" svg:y1="5.489cm" svg:x2="6.879cm" svg:y2="6.369cm" draw:start-shape="id4" draw:start-glue-point="2" draw:end-shape="id6" draw:end-glue-point="3" svg:d="M6444 5489v505l-65 375h500" svg:viewBox="0 0 501 881">
          <text:p/>
        </draw:connector>
        <draw:connector draw:style-name="gr6" draw:text-style-name="P4" draw:layer="layout" draw:type="lines" draw:line-skew="0.872cm 0.121cm" svg:x1="6.444cm" svg:y1="5.489cm" svg:x2="6.879cm" svg:y2="6.88cm" draw:start-shape="id4" draw:start-glue-point="2" draw:end-shape="id7" draw:end-glue-point="3" svg:d="M6444 5489v1377l56 14h379" svg:viewBox="0 0 436 1392">
          <text:p/>
        </draw:connector>
        <draw:connector draw:style-name="gr6" draw:text-style-name="P4" draw:layer="layout" draw:type="lines" svg:x1="6.444cm" svg:y1="5.489cm" svg:x2="6.879cm" svg:y2="7.38cm" draw:start-shape="id4" draw:start-glue-point="2" draw:end-shape="id8" draw:end-glue-point="3" svg:d="M6444 5489v505l-65 1386h500" svg:viewBox="0 0 501 1892">
          <text:p/>
        </draw:connector>
        <draw:frame draw:style-name="gr8" draw:text-style-name="P5" xml:id="id10" draw:id="id10" draw:layer="layout" svg:width="1.118cm" svg:height="0.25cm" svg:x="9.129cm" svg:y="5.75cm">
          <draw:text-box>
            <text:p><text:span text:style-name="T4">led_1615_ptr</text:span></text:p>
          </draw:text-box>
        </draw:frame>
        <draw:frame draw:style-name="gr8" draw:text-style-name="P6" draw:layer="layout" svg:width="1.118cm" svg:height="0.25cm" svg:x="9.129cm" svg:y="6.25cm">
          <draw:text-box>
            <text:p><text:span text:style-name="T5">single_led_ptr</text:span></text:p>
          </draw:text-box>
        </draw:frame>
        <draw:frame draw:style-name="gr10" draw:text-style-name="P6" draw:layer="layout" svg:width="1.674cm" svg:height="0.25cm" svg:x="10.379cm" svg:y="6.25cm">
          <draw:text-box>
            <text:p><text:span text:style-name="T5">sln2663_gpio_led_ptr</text:span></text:p>
          </draw:text-box>
        </draw:frame>
        <draw:frame draw:style-name="gr8" draw:text-style-name="P6" draw:layer="layout" svg:width="1.118cm" svg:height="0.25cm" svg:x="12.261cm" svg:y="6.25cm">
          <draw:text-box>
            <text:p><text:span text:style-name="T5">uint32_t</text:span></text:p>
          </draw:text-box>
        </draw:frame>
        <draw:frame draw:style-name="gr8" draw:text-style-name="P6" draw:layer="layout" svg:width="1.118cm" svg:height="0.25cm" svg:x="13.511cm" svg:y="6.25cm">
          <draw:text-box>
            <text:p><text:span text:style-name="T5">uint32_t</text:span></text:p>
          </draw:text-box>
        </draw:frame>
        <draw:frame draw:style-name="gr8" draw:text-style-name="P6" draw:layer="layout" svg:width="1.118cm" svg:height="0.25cm" svg:x="14.761cm" svg:y="6.25cm">
          <draw:text-box>
            <text:p><text:span text:style-name="T5">uint32_t</text:span></text:p>
          </draw:text-box>
        </draw:frame>
        <draw:connector draw:style-name="gr12" draw:text-style-name="P4" draw:layer="layout" draw:type="line" svg:x1="8.495cm" svg:y1="5.5cm" svg:x2="9.688cm" svg:y2="5.75cm" draw:start-shape="id9" draw:start-glue-point="2" draw:end-shape="id10" draw:end-glue-point="0" svg:d="M8495 5500l1193 250" svg:viewBox="0 0 1194 251">
          <text:p/>
        </draw:connector>
        <draw:frame draw:style-name="gr8" draw:text-style-name="P7" draw:layer="layout" svg:width="1.118cm" svg:height="0.25cm" svg:x="9.129cm" svg:y="6.75cm">
          <draw:text-box>
            <text:p><text:span text:style-name="T6">single_led_ptr</text:span></text:p>
          </draw:text-box>
        </draw:frame>
        <draw:frame draw:style-name="gr10" draw:text-style-name="P7" draw:layer="layout" svg:width="1.674cm" svg:height="0.25cm" svg:x="10.379cm" svg:y="6.75cm">
          <draw:text-box>
            <text:p><text:span text:style-name="T6">sln2663_gpio_led_ptr</text:span></text:p>
          </draw:text-box>
        </draw:frame>
        <draw:frame draw:style-name="gr8" draw:text-style-name="P7" draw:layer="layout" svg:width="1.118cm" svg:height="0.25cm" svg:x="12.261cm" svg:y="6.75cm">
          <draw:text-box>
            <text:p><text:span text:style-name="T6">uint32_t</text:span></text:p>
          </draw:text-box>
        </draw:frame>
        <draw:frame draw:style-name="gr8" draw:text-style-name="P7" draw:layer="layout" svg:width="1.118cm" svg:height="0.25cm" svg:x="13.511cm" svg:y="6.75cm">
          <draw:text-box>
            <text:p><text:span text:style-name="T6">uint32_t</text:span></text:p>
          </draw:text-box>
        </draw:frame>
        <draw:frame draw:style-name="gr8" draw:text-style-name="P7" draw:layer="layout" svg:width="1.118cm" svg:height="0.25cm" svg:x="14.761cm" svg:y="6.75cm">
          <draw:text-box>
            <text:p><text:span text:style-name="T6">uint32_t</text:span></text:p>
          </draw:text-box>
        </draw:frame>
        <draw:frame draw:style-name="gr8" draw:text-style-name="P8" draw:layer="layout" svg:width="1.118cm" svg:height="0.25cm" svg:x="9.129cm" svg:y="7.25cm">
          <draw:text-box>
            <text:p><text:span text:style-name="T7">single_led_ptr</text:span></text:p>
          </draw:text-box>
        </draw:frame>
        <draw:frame draw:style-name="gr10" draw:text-style-name="P8" draw:layer="layout" svg:width="1.674cm" svg:height="0.25cm" svg:x="10.379cm" svg:y="7.25cm">
          <draw:text-box>
            <text:p><text:span text:style-name="T7">sln2663_gpio_led_ptr</text:span></text:p>
          </draw:text-box>
        </draw:frame>
        <draw:frame draw:style-name="gr8" draw:text-style-name="P8" draw:layer="layout" svg:width="1.118cm" svg:height="0.25cm" svg:x="12.261cm" svg:y="7.25cm">
          <draw:text-box>
            <text:p><text:span text:style-name="T7">uint32_t</text:span></text:p>
          </draw:text-box>
        </draw:frame>
        <draw:frame draw:style-name="gr8" draw:text-style-name="P8" draw:layer="layout" svg:width="1.118cm" svg:height="0.25cm" svg:x="13.511cm" svg:y="7.25cm">
          <draw:text-box>
            <text:p><text:span text:style-name="T7">uint32_t</text:span></text:p>
          </draw:text-box>
        </draw:frame>
        <draw:frame draw:style-name="gr8" draw:text-style-name="P8" draw:layer="layout" svg:width="1.118cm" svg:height="0.25cm" svg:x="14.761cm" svg:y="7.25cm">
          <draw:text-box>
            <text:p><text:span text:style-name="T7">uint32_t</text:span></text:p>
          </draw:text-box>
        </draw:frame>
        <draw:frame draw:style-name="gr8" draw:text-style-name="P5" draw:layer="layout" svg:width="1.118cm" svg:height="0.25cm" svg:x="11.129cm" svg:y="3.75cm">
          <draw:text-box>
            <text:p><text:span text:style-name="T4">led_1615</text:span></text:p>
          </draw:text-box>
        </draw:frame>
        <draw:frame draw:style-name="gr13" draw:text-style-name="P5" draw:layer="layout" svg:width="1.433cm" svg:height="0.25cm" svg:x="9.556cm" svg:y="3.75cm">
          <draw:text-box>
            <text:p><text:span text:style-name="T4">sln2663_led_1615</text:span></text:p>
          </draw:text-box>
        </draw:frame>
        <draw:frame draw:style-name="gr8" draw:text-style-name="P5" draw:layer="layout" svg:width="1.118cm" svg:height="0.25cm" svg:x="12.379cm" svg:y="3.75cm">
          <draw:text-box>
            <text:p><text:span text:style-name="T4">rgb_led</text:span></text:p>
          </draw:text-box>
        </draw:frame>
        <draw:frame draw:style-name="gr8" draw:text-style-name="P5" draw:layer="layout" svg:width="1.118cm" svg:height="0.25cm" svg:x="13.629cm" svg:y="3.75cm">
          <draw:text-box>
            <text:p><text:span text:style-name="T4">tricolor_led</text:span></text:p>
          </draw:text-box>
        </draw:frame>
        <draw:frame draw:style-name="gr8" draw:text-style-name="P5" draw:layer="layout" svg:width="1.118cm" svg:height="0.25cm" svg:x="15.011cm" svg:y="3.5cm">
          <draw:text-box>
            <text:p><text:span text:style-name="T4">single_led</text:span></text:p>
          </draw:text-box>
        </draw:frame>
        <draw:frame draw:style-name="gr8" draw:text-style-name="P5" draw:layer="layout" svg:width="1.118cm" svg:height="0.25cm" svg:x="15.011cm" svg:y="3.75cm">
          <draw:text-box>
            <text:p><text:span text:style-name="T4">single_led</text:span></text:p>
          </draw:text-box>
        </draw:frame>
        <draw:frame draw:style-name="gr8" draw:text-style-name="P5" draw:layer="layout" svg:width="1.118cm" svg:height="0.25cm" svg:x="15.011cm" svg:y="4cm">
          <draw:text-box>
            <text:p><text:span text:style-name="T4">single_led</text:span></text:p>
          </draw:text-box>
        </draw:frame>
        <draw:frame draw:style-name="gr14" draw:text-style-name="P2" draw:layer="layout" svg:width="0.125cm" svg:height="0.239cm" svg:x="11.004cm" svg:y="3.761cm">
          <draw:text-box>
            <text:p><text:span text:style-name="T2">=</text:span></text:p>
          </draw:text-box>
        </draw:frame>
        <draw:frame draw:style-name="gr14" draw:text-style-name="P2" draw:layer="layout" svg:width="0.125cm" svg:height="0.239cm" svg:x="12.254cm" svg:y="3.761cm">
          <draw:text-box>
            <text:p><text:span text:style-name="T2">=</text:span></text:p>
          </draw:text-box>
        </draw:frame>
        <draw:frame draw:style-name="gr14" draw:text-style-name="P2" draw:layer="layout" svg:width="0.125cm" svg:height="0.239cm" svg:x="13.504cm" svg:y="3.761cm">
          <draw:text-box>
            <text:p><text:span text:style-name="T2">=</text:span></text:p>
          </draw:text-box>
        </draw:frame>
        <draw:frame draw:style-name="gr14" draw:text-style-name="P2" draw:layer="layout" svg:width="0.125cm" svg:height="0.239cm" svg:x="14.754cm" svg:y="3.761cm">
          <draw:text-box>
            <text:p><text:span text:style-name="T2">=</text:span></text:p>
          </draw:text-box>
        </draw:frame>
        <draw:custom-shape draw:style-name="gr15" draw:text-style-name="P9" draw:layer="layout" svg:width="0.25cm" svg:height="0.75cm" svg:x="14.879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" draw:layer="layout" svg:width="0.125cm" svg:height="0.239cm" svg:x="16.125cm" svg:y="3.5cm">
          <draw:text-box>
            <text:p><text:span text:style-name="T2">=</text:span></text:p>
          </draw:text-box>
        </draw:frame>
        <draw:frame draw:style-name="gr16" draw:text-style-name="P10" draw:layer="layout" svg:width="1.522cm" svg:height="0.781cm" svg:x="16.478cm" svg:y="3.219cm">
          <draw:text-box>
            <text:p><text:span text:style-name="T8">id</text:span></text:p>
            <text:p><text:span text:style-name="T8">pin_to_host</text:span></text:p>
            <text:p><text:span text:style-name="T8">…</text:span></text:p>
            <text:p><text:span text:style-name="T8">breakdown_voltage</text:span></text:p>
          </draw:text-box>
        </draw:frame>
        <draw:custom-shape draw:style-name="gr15" draw:text-style-name="P9" draw:layer="layout" svg:width="0.25cm" svg:height="0.75cm" svg:x="16.25cm" svg:y="3.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4-04T10:21:53.643000000</dc:date>
    <meta:editing-duration>PT2H34M8S</meta:editing-duration>
    <meta:editing-cycles>58</meta:editing-cycles>
    <meta:document-statistic meta:object-count="53"/>
  </office:meta>
</office:document-meta>
</file>